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a116dd"/>
    </style:style>
    <style:style style:name="T1" style:family="text">
      <style:text-properties officeooo:rsid="00a76004"/>
    </style:style>
    <style:style style:name="T2" style:family="text">
      <style:text-properties officeooo:rsid="00afb2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(base) yhs@Luo-Lab:~$ export PATH=$PATH:~/.julia/bin</text:p>
      <text:p text:style-name="Standard"/>
      <text:p text:style-name="P1">(base) yhs@Luo-Lab:~$ baysor run -x x_location -y y_location -z z_location --save-polygons=geojson -c /media/yhs/5596744f-db7c-442f-9235-d0c9d50c0a6b/Xenium_segementation/Baysor/<text:span text:style-name="T1">Trial_7</text:span>/config.toml -g feature_name -o /media/yhs/5596744f-db7c-442f-9235-d0c9d50c0a6b/Xenium_segementation/Baysor/<text:span text:style-name="T1">Trial_7 </text:span>-p --prior-segmentation-confidence 0.0 /media/yhs/5596744f-db7c-442f-9235-d0c9d50c0a6b/Xenium_segementation/Baysor/DRG_<text:span text:style-name="T2">3</text:span>_filtered_transcripts.csv</text:p>
      <text:p text:style-name="Preformatted_20_Text"/>
      <text:p text:style-name="Preformatted_20_Text"/>
      <text:p text:style-name="Standard">[18:54:51] Info: Run Rcff340eb7</text:p>
      <text:p text:style-name="Standard">[18:54:51] Info: (2024-06-19) Run Baysor v0.6.2</text:p>
      <text:p text:style-name="Standard">[18:54:51] Info: Loading data...</text:p>
      <text:p text:style-name="Standard">[18:55:02] Info: Excluding genes: ADCYAP1, ADRA2C, AGT, ALPL, APOE, ATF3, ATP2B4, CACNA2D1, CACNA2D2, CALCA, CALCB, CASQ2, CCK, CD74, CDH1, CHRNA3, CHRNA7, CPNE4, CST3, DCN, DOC2A, EDNRA, EHD3, ENTPD3, FABP7, GFRA2, GFRA3, GLDN, GPR68, HRH1, HRH2, HTR3A, IGFBP7, IL31RA, INA, KCNA4, KCND1, KCNG4, KCNV1, KIT, MGP, MPZ, MRGPRD, MRGPRX1, MRGPRX3, MRGPRX4, NEFH, NEFL, NMB, NPPB, NTRK1, NTRK2, NTRK3, OPRD1, OPRK1, OPRM1, OSMR, P2RY1, PCDH7, PCP4, PDGFRA, PIEZO1, PIEZO2, PLCB3, POU4F1, PRDM12, PTGDR, PTGER3, PTGIR, PTPRC, PVALB, REEP5, RET, S100A16, S100A4, SCG2, SCG3, SCN10A, SCN11A, SCN7A, SCN9A, SCRG1, SEMA6A, SERPINA1, SFRP1, SLC17A6, SLC17A7, SLC17A8, SST, STUM, SYP, TAC1, TINAGL1, TMEM273, TRPA1, TRPM8, TRPV1, UCN, WLS</text:p>
      <text:p text:style-name="Standard">[18:55:02] Info: Loaded 360744 transcripts</text:p>
      <text:p text:style-name="Standard">[18:55:04] Info: Estimating noise level</text:p>
      <text:p text:style-name="Standard">[18:55:09] Info: Done</text:p>
      <text:p text:style-name="Standard">[18:55:25] Info: Clustering molecules...</text:p>
      <text:p text:style-name="Standard">Progres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Time: 0:00:08</text:p>
      <text:p text:style-name="Standard"><text:s text:c="2"/>Iteration: <text:s text:c="17"/>146</text:p>
      <text:p text:style-name="Standard"><text:s text:c="2"/>Max. difference: <text:s text:c="11"/>0.0042</text:p>
      <text:p text:style-name="Standard"><text:s text:c="2"/>Fraction of probs changed: <text:s/>0.0219</text:p>
      <text:p text:style-name="Standard">[18:55:36] Info: Algorithm stopped after 146 iterations. Error: 0.0042. Converged: true.</text:p>
      <text:p text:style-name="Standard">[18:55:36] Info: Done</text:p>
      <text:p text:style-name="Standard">[18:55:37] Info: Initializing algorithm. Scale: 10.0, scale std: 2.5, initial #components: 72148, #molecules: 360744.</text:p>
      <text:p text:style-name="Standard">[18:55:38] Info: Using the following additional information about molecules: [:confidence, :cluster]</text:p>
      <text:p text:style-name="Standard">[18:55:38] Info: Using 3D coordinates</text:p>
      <text:p text:style-name="Standard">Progres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Time: 0:02:43</text:p>
      <text:p text:style-name="Standard"><text:s text:c="2"/>Iteration: <text:s text:c="7"/>500</text:p>
      <text:p text:style-name="Standard"><text:s text:c="2"/>Noise level, %: <text:s text:c="2"/>17.56</text:p>
      <text:p text:style-name="Standard"><text:s text:c="2"/>Num. components: <text:s/>1928</text:p>
      <text:p text:style-name="Standard">[18:58:23] Info: Processing complete.</text:p>
      <text:p text:style-name="Standard"><text:soft-page-break/>[18:58:24] Info: Estimating local colors</text:p>
      <text:p text:style-name="Standard">[19:00:31] Info: Estimating boundary polygons</text:p>
      <text:p text:style-name="Standard">[19:00:36] Info: Saving results to /media/yhs/5596744f-db7c-442f-9235-d0c9d50c0a6b/Xenium_segementation/Baysor/Baysor_trial_12/segmentation.csv</text:p>
      <text:p text:style-name="Standard">Progress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Time: 0:00:00</text:p>
      <text:p text:style-name="Standard">[19:00:43] Info: Plotting results</text:p>
      <text:p text:style-name="Standard">[19:00:47] Info: Plot diagnostics</text:p>
      <text:p text:style-name="Standard">[19:00:48] Info: Plot transcript assignment</text:p>
      <text:p text:style-name="Standard">[19:00:49] Warning: Keyword argument `bgcolor` is deprecated, use `backgroundcolor` instead.</text:p>
      <text:p text:style-name="Standard">└ Makie /home/yhs/.julia/packages/Makie/RgxaV/src/makielayout/blocks/legend.jl:23</text:p>
      <text:p text:style-name="Standard">[19:00:55] Info: All done!</text:p>
      <text:p text:style-name="Standard">(base) yhs@Luo-Lab:~$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8T11:01:55.331078078</meta:creation-date>
    <dc:date>2025-04-08T11:16:54.466908084</dc:date>
    <meta:editing-duration>P24DT13H47M27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288" meta:character-count="3029" meta:non-whitespace-character-count="2726"/>
  </office:meta>
</office:document-meta>
</file>